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良哲 | 2006.02.28 23:56 | </text:span><text:span text:style-name="T2">#</text:span></text:p>
      <text:p text:style-name="P2"><text:span text:style-name="T1">好......好棒的改版，久違了LOGO回來了。</text:span></text:p>
      <text:p text:style-name="P1"><text:span text:style-name="T1">鑑慧 | 2006.02.27 11:58 | </text:span><text:span text:style-name="T2">#</text:span></text:p>
      <text:p text:style-name="P3"><text:span text:style-name="T1">謝謝鴻鴻大駕光臨,我們想收錄您這首詩,不知可否?</text:span></text:p>
      <text:p text:style-name="P1"><text:a xlink:type="simple" xlink:href="http://palinfo.habago.org/mt-comments.cgi?__mode=red&amp;id=1330"><text:span text:style-name="T2">鴻鴻</text:span></text:a><text:span text:style-name="T1"> | 2006.02.18 21:35 | </text:span><text:span text:style-name="T2">#</text:span></text:p>
      <text:p text:style-name="P2"><text:span text:style-name="T1">從anarch的網站連結很高興發現這個網站</text:span><text:span text:style-name="T3"><text:line-break/></text:span><text:span text:style-name="T1">會放在我的部落格http://blog.yam.com/hhung 連結</text:span><text:span text:style-name="T3"><text:line-break/></text:span><text:span text:style-name="T1">此外也貢獻一首我的詩作（原發表於中國時報人間副刊）</text:span></text:p>
      <text:p text:style-name="P2"><text:span text:style-name="T1">【聞以軍退出加薩走廊】</text:span></text:p>
      <text:p text:style-name="P2"><text:span text:style-name="T1">洪水退去，我們探頭</text:span><text:span text:style-name="T3"><text:line-break/></text:span><text:span text:style-name="T1">這苟活的墓園竟成為方舟</text:span><text:span text:style-name="T3"><text:line-break/></text:span><text:span text:style-name="T1">從碎裂的鏡中，我重認自己的臉孔</text:span><text:span text:style-name="T3"><text:line-break/></text:span><text:span text:style-name="T1">用碎裂的酒杯，我縱飲慶祝</text:span><text:span text:style-name="T3"><text:line-break/></text:span><text:span text:style-name="T1">以碎裂的膝蓋，我跳舞</text:span><text:span text:style-name="T3"><text:line-break/></text:span><text:span text:style-name="T1">以折斷的筆，我寫一本新書</text:span></text:p>
      <text:p text:style-name="P2"><text:span text:style-name="T1">我要用廢棄的彈殼</text:span><text:span text:style-name="T3"><text:line-break/></text:span><text:span text:style-name="T1">為孩子製作風鈴</text:span><text:span text:style-name="T3"><text:line-break/></text:span><text:span text:style-name="T1">用出土的監視錄影帶</text:span><text:span text:style-name="T3"><text:line-break/></text:span><text:span text:style-name="T1">剪接成家庭電影</text:span><text:span text:style-name="T3"><text:line-break/></text:span><text:span text:style-name="T1">用防空洞禮讚上主</text:span><text:span text:style-name="T3"><text:line-break/></text:span><text:span text:style-name="T1">醫院取代監牢</text:span><text:span text:style-name="T3"><text:line-break/></text:span><text:span text:style-name="T1">用侵略者留下的雷達</text:span><text:span text:style-name="T3"><text:line-break/></text:span><text:span text:style-name="T1">迎接飛鳥築巢</text:span></text:p>
      <text:p text:style-name="P2"><text:span text:style-name="T1">我們要走到長長的海岸線</text:span><text:span text:style-name="T3"><text:line-break/></text:span><text:span text:style-name="T1">學習游泳</text:span><text:span text:style-name="T3"><text:line-break/></text:span><text:span text:style-name="T1">我們要和對面的敵人</text:span><text:span text:style-name="T3"><text:line-break/></text:span><text:span text:style-name="T1">學習分享自由</text:span></text:p>
      <text:p text:style-name="P2"><text:span text:style-name="T1">唯一煩惱的是</text:span><text:span text:style-name="T3"><text:line-break/></text:span><text:span text:style-name="T1">將來，我們還能用什麼妖魔鬼怪</text:span><text:span text:style-name="T3"><text:line-break/></text:span><text:span text:style-name="T1">來嚇唬小孩？</text:span></text:p>
      <text:p text:style-name="P2"><text:span text:style-name="T1">*2005年8月15日，以色列軍民撤離加薩走廊，結束為期38年的侵略屯墾、嚴酷統治。對巴勒斯坦人而言，雖然約旦河西岸山河未復，但多年來背負「恐怖份子」惡名的抗暴行動已初嚐甜果。我在返台班機上獲悉此訊，數行杜詩「劍外忽傳收薊北，初聞涕淚滿衣裳……」不期然浮上心頭。</text:span><text:span text:style-name="T3"><text:line-break/></text:span><text:span text:style-name="T1">此詩發表後，據9月27日報載，儘管巴勒斯坦已遵守停火協定，準備和談，以色列又重新開始對加薩實施連續猛烈空襲轟炸。</text:span></text:p>
      <text:p text:style-name="P1"><text:span text:style-name="T1">怡靜 | 2006.02.16 14:44 | </text:span><text:span text:style-name="T2">#</text:span></text:p>
      <text:p text:style-name="P3"><text:span text:style-name="T1">澳洲公共電視台(SBS)於昨天(2/15)的節目DateLine播映了一段影片是有關Abu Ghraib虐囚的照片，其中有60張照片是美國政府不願意公布的，目前美國公民自由聯盟(ACLU)正跟政府打官司要求公布這些照片。這裡有這些</text:span><text:a xlink:type="simple" xlink:href="http://www.uruknet.info/?p=m20640&amp;l=i&amp;size=1&amp;hd=0"><text:span text:style-name="T2">照片</text:span></text:a><text:span text:style-name="T1">(注意：照片令人不舒服，請自行斟酌）</text:span><text:span text:style-name="T3"><text:line-break/></text:span><text:span text:style-name="T1">另外這裡有</text:span><text:a xlink:type="simple" xlink:href="http://www.webearth.org/sbs.html"><text:span text:style-name="T2">SBS DateLine 13分鐘的相關報導</text:span></text:a><text:span text:style-name="T1">torrent可下載。</text:span></text:p>
      <text:p text:style-name="P3"><text:span text:style-name="T1">去年美國公共電視台PBS的FrontLine 節目播出</text:span><text:a xlink:type="simple" xlink:href="http://www.pbs.org/wgbh/pages/frontline/torture/"><text:span text:style-name="T2">The Torture Question</text:span></text:a><text:span text:style-name="T1">，其中一位匿名受訪的士兵表示，在伊拉克，大部分的虐囚事件都沒有被攝影機、相機記錄下來，它可能是發生在悍馬車上，貨櫃...甚至是沒有人看管你的時候，所以你要對這些囚犯做什麼都可以。</text:span></text:p>
      <text:p text:style-name="P3"><text:span text:style-name="T1">一位從伊拉克歸來的女兵去年十月份上HBO一個政論節目時也說道，她在伊拉克目睹刑求，事後她跟那位負責的官員說，你知道嗎，在那裡被你們刑求的無辜人士，當他們走出這裡後，可能就會成為恐怖份子。這位官員說，我知道啊！</text:span></text:p>
      <text:p text:style-name="P1"><text:span text:style-name="T1">怡靜 | 2006.02.11 12:34 | </text:span><text:span text:style-name="T2">#</text:span></text:p>
      <text:p text:style-name="P2"><text:span text:style-name="T1">反對以色列的恐怖暴行，並不代表贊成或合理化巴勒斯坦人的恐怖攻擊。（這麼簡單的道理總是要一再覆述，自己都覺得很煩），沒有人說以色列不可以蓋隔離牆，但為什麼不蓋在1967年界定的綠線內？因為隔離牆不只是以色列宣稱的防止巴勒斯坦的自殺攻擊，它實際上是要侵佔更多的土地（這些站上都有相關文章討論，不再贅述）。</text:span></text:p>
      <text:p text:style-name="P2"><text:span text:style-name="T1">前陣子看了一部義大利電影，英文名稱叫做Private，講的是一戶巴勒斯坦人家房子被以色列士兵佔用作為軍事用途的故事，影片是根據真實事件改編。戲中的主角，這個家的父親說，他們沒有選擇離開這房子是因為他覺得守在這房子也是一種反抗的形式。導演並沒有把這些以色列士兵描寫成青面獠牙，惡形惡狀，他們也害怕這些巴勒斯坦人，就如同這家人也害怕荷槍實彈的以色列士兵。這些年輕的士兵和其他同年齡的年輕人一樣，喜歡看運動比賽，其中一個士兵還喜歡吹奏笛子....。導演在一個訪談中表示，在這個房子裡，這戶巴勒斯坦人必須被以色列士兵監視和限制行動，然而這些以色列士兵自己也被"囚禁"在這個房子裡。（因為他們即使感到苦悶，也必須接受上級命令駐守在這房子的二樓，不得離開。當那位年輕士兵吹奏笛子抒發心情時，被長官發現後還遭到斥責）</text:span></text:p>
      <text:p text:style-name="P2"><text:span text:style-name="T1">最近國際新聞大頭條是丹麥報紙褻瀆先知漫畫事件，傲慢自大的西方搬出言論自由的旗幟做辯解。一位台灣的</text:span><text:a xlink:type="simple" xlink:href="http://www.richyli.com/blog/2006/02/blog-post.html"><text:span text:style-name="T2">blog</text:span></text:a><text:span text:style-name="T1">作者說:「台灣接收的國際媒體都是基督教白人文化的產物，這些媒體報導伊斯蘭世界本來就有固定的框架，你在台灣怎麼看，以為自己多「國際」，其實從頭到尾都只有一個角度，就是要你覺得伊斯蘭世界保守、穆斯林野蠻。在台灣看了這麼多有偏差的報導還不怕伊斯蘭世界，必是不忠不孝之徒。白人當然不需要野蠻、殘暴，他們對付一個國家或文化可以用的手段可多了，還不包括飛彈誤射大使館或是政治暗殺呢？」（對啊，譬如美國人還會用專機載你到其他更不講人權的盟邦接受調查和刑求）</text:span></text:p>
      <text:p text:style-name="P1"><text:span text:style-name="T1">Xu，Chong | 2006.02.11 01:48 | </text:span><text:span text:style-name="T2">#</text:span></text:p>
      <text:p text:style-name="P3"><text:span text:style-name="T1">我下个月就要去以色列了，这个多事之地。大凡以色列，或者巴勒斯坦，一般人联想到的就是恐怖袭击。但是，恐怖袭击的背后，不知道有没有人想过。究竟是什么造成了巴勒斯坦恐怖分子的如此猖獗？</text:span></text:p>
      <text:p text:style-name="P3"><text:span text:style-name="T1">隔离墙，只是以色列用来保护自己的一个手段，没有隔离墙，看看西元2002年的恐怖分子的猖狂吧。为什么没有人为以色列鸣冤呢？</text:span></text:p>
      <text:p text:style-name="P3"><text:span text:style-name="T1">看看哈马斯的纲领，就知道究竟是谁造成了中东的不</text:span><text:span text:style-name="T4">稳</text:span><text:span text:style-name="T1">定！</text:span></text:p>
      <text:p text:style-name="P3"><text:span text:style-name="T1">哈马斯纲领 --- 要点</text:span></text:p>
      <text:p text:style-name="P4"><text:span text:style-name="T1"/></text:p>
      <text:p text:style-name="P3"><text:span text:style-name="T1">伊斯兰抵抗运动纲领于1988年8月18日发布。伊斯兰抵抗运动，又称哈马斯，是一个极端原教旨主义的伊斯兰组织。该组织在以色列控制区域活动。其纲领是一个含有36项条文的全面宣言，所有条文都在鼓吹哈马斯的基本目标，即通过JIHAD（伊斯兰圣战）摧毁以色列国。以下是哈马斯纲领的摘要：</text:span></text:p>
      <text:p text:style-name="P4"><text:span text:style-name="T1"/></text:p>
      <text:p text:style-name="P3"><text:span text:style-name="T1">哈马斯的目标：</text:span></text:p>
      <text:p text:style-name="P4"><text:span text:style-name="T1"/></text:p>
      <text:p text:style-name="P3"><text:span text:style-name="T1">“伊斯兰抵抗运动组织是一支杰出的巴勒斯坦运动组织，它忠诚于真主，其生活方式是伊斯兰教。哈马斯力争在巴勒斯坦的每一寸土地上高举真主的旗帜。”（第6条）</text:span></text:p>
      <text:p text:style-name="P4"><text:span text:style-name="T1"/></text:p>
      <text:p text:style-name="P3"><text:span text:style-name="T1">关于摧毁以色列：</text:span></text:p>
      <text:p text:style-name="P4"><text:span text:style-name="T1"/></text:p>
      <text:p text:style-name="P3"><text:span text:style-name="T1">“以色列虽还会存在并将继续存在，但终将被伊斯兰教抹灭，就像它以前抹灭别人一样。”（序言）</text:span></text:p>
      <text:p text:style-name="P4"><text:span text:style-name="T1"/></text:p>
      <text:p text:style-name="P3"><text:span text:style-name="T1">关于穆斯林在本地区的排他性：</text:span></text:p>
      <text:p text:style-name="P4"><text:span text:style-name="T1"/></text:p>
      <text:p text:style-name="P3"><text:span text:style-name="T1">“巴勒斯坦土地是一块伊斯兰圣地，这块土地为今后世代穆斯林的信徒而圣化直至世界末日。无人可以放弃这块土地或其任何一部分，无人可以离弃这块土地或其任何一部分。” （第11条）</text:span></text:p>
      <text:p text:style-name="P4"><text:span text:style-name="T1"/></text:p>
      <text:p text:style-name="P3"><text:span text:style-name="T1">“巴勒斯坦是一块伊斯兰土地……长此以来，穆斯林信徒无论在何地，解放巴勒斯坦是他们每个人的责任。” （第13条）</text:span></text:p>
      <text:p text:style-name="P4"><text:span text:style-name="T1"/></text:p>
      <text:p text:style-name="P3"><text:span text:style-name="T1">号召伊斯兰圣战：</text:span></text:p>
      <text:p text:style-name="P4"><text:span text:style-name="T1"/></text:p>
      <text:p text:style-name="P3"><text:span text:style-name="T1">“从</text:span><text:span text:style-name="T4">敌</text:span><text:span text:style-name="T1">人侵占穆斯林任何一块土地的那天起，伊斯兰圣战就成为每个穆斯林信徒的责任。面对犹太人的侵占，必须高举伊斯兰圣战的旗帜。”（第15条）</text:span></text:p>
      <text:p text:style-name="P4"><text:span text:style-name="T1"/></text:p>
      <text:p text:style-name="P3"><text:span text:style-name="T1">“紧密团结，并肩战斗，伊斯兰世界任何地方的民众将响应责任的呼唤，大声疾呼：‘迎接伊斯兰圣战！’这一呼声将直冲九天，并继而产生回响直至取得解放、战胜侵略者和迎来真主的胜利。” （第33条）</text:span></text:p>
      <text:p text:style-name="P4"><text:span text:style-name="T1"/></text:p>
      <text:p text:style-name="P3"><text:span text:style-name="T1">拒绝谈判和平解决：</text:span></text:p>
      <text:p text:style-name="P4"><text:span text:style-name="T1"/></text:p>
      <text:p text:style-name="P3"><text:span text:style-name="T1">“一系列的（和平）倡议、所谓的和平解决方案和国际会议是和伊斯兰抵抗运动的原则相抵触的…… 这些国际会议无异于是在任命那些异教徒们成为这块伊斯兰土地上的仲裁人……除非伊斯兰圣战，别无解决巴勒斯坦问题的办法。所有这些倡议、建议和国际会议只是在浪费时间，是一种无效行为。”　　（第１３条）　</text:span></text:p>
      <text:p text:style-name="P4"><text:span text:style-name="T1"/></text:p>
      <text:p text:style-name="P3"><text:span text:style-name="T1">对以色列－埃及和平条约的谴责：</text:span></text:p>
      <text:p text:style-name="P4"><text:span text:style-name="T1"/></text:p>
      <text:p text:style-name="P3"><text:span text:style-name="T1">“在背信弃义的戴维营协议签署后，埃及已在很大程度上被（反犹太复国主义的）斗争阵营除名。犹太复国主义者们还在试图拉拢其他阿拉伯国家签署类似的协议，为的是把他们拉出斗争阵营……脱离反犹斗争阵营就是背叛行为，谁这样作谁就会遭到诅咒。”　　（第３２条）</text:span></text:p>
      <text:p text:style-name="P4"><text:span text:style-name="T1"/></text:p>
      <text:p text:style-name="P3"><text:span text:style-name="T1">反犹煽动：　</text:span></text:p>
      <text:p text:style-name="P4"><text:span text:style-name="T1"/></text:p>
      <text:p text:style-name="P3"><text:span text:style-name="T1">“穆斯林教徒们只有起来与犹太人战斗并</text:span><text:span text:style-name="T4">杀</text:span><text:span text:style-name="T1">掉他们，才不会有世界末日的到来。到那时，犹太人就会躲藏在山石和树丛后面，山石和树丛就会大声喊：‘喂，穆斯林们，有一个犹太人藏在我后面，来呀，</text:span><text:span text:style-name="T4">杀</text:span><text:span text:style-name="T1">死他。’”　　（第７条）　</text:span></text:p>
      <text:p text:style-name="P4"><text:span text:style-name="T1"/></text:p>
      <text:p text:style-name="P3"><text:span text:style-name="T1">“</text:span><text:span text:style-name="T4">敌</text:span><text:span text:style-name="T1">人已经策划很长时间了……已经积聚了大量有影响力的财富，他们用手中的金钱控制着世界的媒体……并用金钱在世界各地挑动革命……他们支持法国革命、共产主义革命和我们知道的大多数革命……他们用金钱组建秘密组织，如‘共济会’、‘扶轮国际’和‘狮子会’等，这些组织遍布世界，破坏社会，实现犹太复国主义者的利益……他们支持第一次世界大战，从中赚取巨大金融利益……任何地方正在进行的战争都有他们的插手。”　　　（第２２条）</text:span></text:p>
      <text:p text:style-name="P4"><text:span text:style-name="T1"/></text:p>
      <text:p text:style-name="P3"><text:span text:style-name="T1">“犹太复国主义的阴谋策划是无止境的，继巴勒斯坦之后，他们会垂涎尼罗河，并从那儿向幼发拉底河扩展。当他们拿下他们的插手之地后，又会期待新的扩张。他们的阴谋在‘锡安山长老会议定书’中已有陈述。” （第32条）</text:span></text:p>
      <text:p text:style-name="P4"><text:span text:style-name="T1"/></text:p>
      <text:p text:style-name="P3"><text:span text:style-name="T1">“哈马斯是反对世界犹太复国主义斗争阵营的先锋和尖兵……所有阿拉伯世界的伊斯兰组织也应该这样作，因为他们已经装备良好，为今后在与犹太战争贩子的战斗中发挥作用做好了准备。” （第32条）</text:span></text:p>
      <text:p text:style-name="P1"><text:span text:style-name="T1">选择 | 2006.02.09 08:44 | </text:span><text:span text:style-name="T2">#</text:span></text:p>
      <text:p text:style-name="P2"><text:span text:style-name="T1">人在中东，随性而舞</text:span><text:span text:style-name="T3"><text:line-break/></text:span><text:span text:style-name="T1">中国大陆新华社记者周轶君的BLOG.</text:span></text:p>
      <text:p text:style-name="P2"><text:span text:style-name="T1">http://zhouyijun.blogbus.com/index.html</text:span></text:p>
      <text:p text:style-name="P2"><text:span text:style-name="T1">新华社记者周轶君:30岁以下最勇敢中国女性</text:span><text:span text:style-name="T3"><text:line-break/></text:span><text:span text:style-name="T1">http://www.xinwenren.com/Article_Show2.asp?ArticleID=3585</text:span></text:p>
      <text:p text:style-name="P1"><text:span text:style-name="T1">选择 | 2006.02.09 08:25 | </text:span><text:span text:style-name="T2">#</text:span></text:p>
      <text:p text:style-name="P3"><text:span text:style-name="T1">电影(Paradise Now)金球奖巴勒斯坦得主要求给予巴勒斯坦自由解放</text:span><text:span text:style-name="T3"><text:line-break/></text:span><text:span text:style-name="T1">http://www.trailerdownload.net/movie/poster/paradisenow.jpg</text:span></text:p>
      <text:p text:style-name="P3"><text:span text:style-name="T1">获奖是一个标志,是一个对巴勒斯坦人应该无条件获得他们应该有的自由与平等权利的标志.阿萨德说</text:span></text:p>
      <text:p text:style-name="P3"><text:span text:style-name="T1">洛杉矶1月17日电,伊斯兰在线.</text:span></text:p>
      <text:p text:style-name="P3"><text:span text:style-name="T1">巴勒斯坦电影人,汉,阿布阿萨德(Hany Abu-Assad)如愿以偿地获得众人关注的金球奖最佳外语电影奖项.在其获奖的演讲上,他呼吁观众帮助巴勒斯坦人建立一个独立的国家,并结束以色列的不正义与非人道的对巴勒斯坦人的侵略占领行为.</text:span></text:p>
      <text:p text:style-name="P3"><text:span text:style-name="T3"><text:line-break/></text:span><text:span text:style-name="T1">在路透社的1月16日的报道中,阿萨德在面对众多好莱坞名星时说到,"获奖是一个标志,是一个对巴勒斯坦人应该无条件获得他们应该有的自由与平等权利的标志", 这里包括有夏里逊.福.维吉尼亚,麦德森.</text:span></text:p>
      <text:p text:style-name="P3"><text:span text:style-name="T1">巴勒斯坦电影人说到,他并无意在他的电影(Paradise Now)里刻意偏袒的意图,但他在尽量地解释,为什么两个简单的车间技工的年青人会愿意以这种自</text:span><text:span text:style-name="T4">杀</text:span><text:span text:style-name="T1">方式来结束自己的与他人的性命.</text:span></text:p>
      <text:p text:style-name="P3"><text:span text:style-name="T3"><text:line-break/></text:span><text:span text:style-name="T1">我不相信我的电影是有争议的.这仅仅是从另一个角度阐述我们世人共同所担心的话题.在金球奖的后台里,他是这样告诉采访者的.</text:span></text:p>
      <text:p text:style-name="P3"><text:span text:style-name="T1">在每年的5月14日,巴勒斯坦人聚集纪念纳卡巴日,这一天标志着以色列在巴勒斯坦的破碎与巴勒斯坦人的尸体上诞生.</text:span></text:p>
      <text:p text:style-name="P3"><text:span text:style-name="T1">从1944的起,好莱坞外国记者协会发起了金球奖评选活动,分来两类,一是电影类,二是电视节目类.</text:span></text:p>
      <text:p text:style-name="P3"><text:span text:style-name="T3"><text:line-break/></text:span><text:span text:style-name="T1">电影(Paradise Now) 荣获金球奖,将促使其更进一步</text:span><text:span text:style-name="T4">迈</text:span><text:span text:style-name="T1">向奥斯卡奖的提名可能,从来没有巴勒斯坦电影获得提名.在这项极具影响力的电影盛事中.</text:span></text:p>
      <text:p text:style-name="P3"><text:span text:style-name="T3"><text:line-break/></text:span><text:span text:style-name="T1">这部电影是于2005年在柏林电影节开始其世界的首映,在这次电影节其获得蓝天使最佳欧洲电影奖.柏林节的摩根报的读者评选大奖,与世界特赦组织授予的最佳影片.</text:span></text:p>
      <text:p text:style-name="P3"><text:span text:style-name="T3"><text:line-break/></text:span><text:span text:style-name="T1">非正义</text:span></text:p>
      <text:p text:style-name="P3"><text:span text:style-name="T1">阿萨德希望他的电影能让观众理解产生类似爆炸行为的背后的心灵启示,那主要是因为在以色列占领下对巴勒斯坦人民的不公正的对待,和平的遥遥无期.内心的绝望是愈演愈烈以致他们献身自己与他人的同归于尽来表示自己并不是无能的,这是一个极为复</text:span><text:span text:style-name="T4">杂</text:span><text:span text:style-name="T1">的情况,而不公正的情况则是最为引人注目的.角色的对话显示了他们在被占领区的他们经历面对的日常生活,没有气息,犹如密不通风的监狱.</text:span></text:p>
      <text:p text:style-name="P3"><text:span text:style-name="T3"><text:line-break/></text:span><text:span text:style-name="T1">在占领下,我们已经早已死去….在今生,我们已经不再有任何希望.如果我们不能生活得平等,起码,我们能相等地死去…….这是电影的一个主要论调.</text:span></text:p>
      <text:p text:style-name="P3"><text:span text:style-name="T3"><text:line-break/></text:span><text:span text:style-name="T1">电影(Paradise Now)叙述了两个巴勒斯坦青年在他们生命中48小时的故事,伴随着他们的是极有代表性的日常生活-----充满着以色列火箭炮的攻击与持续性的贫穷.两个从小长大的好朋友,决定准备到以色列实行自</text:span><text:span text:style-name="T4">杀</text:span><text:span text:style-name="T1">爆炸,到电影后尾时,重新思考他们的行动.</text:span></text:p>
      <text:p text:style-name="P3"><text:span text:style-name="T1">阿萨德说到,电影是在1999开拍并在2004年的纳不路斯</text:span><text:span text:style-name="T4">杀</text:span><text:span text:style-name="T1">青.为了拍摄电影,他必需时刻躲避以色列的火箭炮攻击与地雷陷阱设置,还有部分巴勒斯坦人的威胁.</text:span></text:p>
      <text:p text:style-name="P3"><text:span text:style-name="T1">著名的以色列心理学者奥兰对自</text:span><text:span text:style-name="T4">杀</text:span><text:span text:style-name="T1">的行为与这种自我爆炸行为的两种不同作出了区分.</text:span></text:p>
      <text:p text:style-name="P3"><text:span text:style-name="T3"><text:line-break/></text:span><text:span text:style-name="T1">在心理学上有关自</text:span><text:span text:style-name="T4">杀</text:span><text:span text:style-name="T1">的动机是揭开自身一个内心无法忍受的痛苦与绝望,唯一的可以停止这种的解决方式只有自</text:span><text:span text:style-name="T4">杀</text:span><text:span text:style-name="T1">.</text:span></text:p>
      <text:p text:style-name="P3"><text:span text:style-name="T1">但是自我爆炸者.心里想得是要改变别人施加给自身以造成的困境,与其是更加痛苦,还是以贡献自己生命,突破最后一道心理防线以无可退路的尝试来避免这种持久驱散不去的危险..</text:span></text:p>
      <text:p text:style-name="P1"><text:span text:style-name="T1">怡靜 | 2006.02.07 18:01 | </text:span><text:span text:style-name="T2">#</text:span></text:p>
      <text:p text:style-name="P2"><text:span text:style-name="T1">小瑋，</text:span><text:span text:style-name="T3"><text:line-break/></text:span><text:span text:style-name="T1">沒問題，只要你註明原作者/譯者，出處，不更動原文，不用作商業行為，都可以引用站上的文章（除了我們轉貼的文章還有歸類在其他一欄的文章除外）</text:span></text:p>
      <text:p text:style-name="P2"><text:span text:style-name="T1">若有其他疑義可寫信來問。</text:span><text:span text:style-name="T3"><text:line-break/></text:span><text:span text:style-name="T1">謝謝！</text:span></text:p>
      <text:p text:style-name="P1"><text:span text:style-name="T1">小瑋 | 2006.02.07 10:51 | </text:span><text:span text:style-name="T2">#</text:span></text:p>
      <text:p text:style-name="P3"><text:span text:style-name="T1">您好! 我是新竹高中的學生 近日老師要求我們做篇小小論文 我做的題目是 "以巴衝突和戰火下的民情" 我想引用裡面的年表部分和難民情形的部分 可以引用嗎 ? 當然在最後都會著名出處</text:span></text:p>
      <text:p text:style-name="P1"><text:span text:style-name="T1">良哲 | 2006.02.07 00:08 | </text:span><text:span text:style-name="T2">#</text:span></text:p>
      <text:p text:style-name="P2"><text:span text:style-name="T1">學姊，講我「對軍購有研究」實在有點怪怪。這篇文章我看了實在是有看沒懂，學姊既然有交代，我會試著回一篇看看。</text:span></text:p>
      <text:p text:style-name="P2"><text:span text:style-name="T1">怡靜，試了幾回，電腦跑起來很吃力。改天再找機會試試好了，也許到時候還得麻煩妳寫個詳細點的安裝流程幫幫我這個門外漢。</text:span></text:p>
      <text:p text:style-name="P1"><text:span text:style-name="T1">手傷不能打字的學姊 | 2006.02.04 01:04 | </text:span><text:span text:style-name="T2">#</text:span></text:p>
      <text:p text:style-name="P3"><text:span text:style-name="T1">啊, 良哲, 看到你想到你應該就是回應孤影文章最佳人選了. 你對台灣軍購問題有研究, 上次還幫我們翻譯美以關係的文章, 應該是謬論最佳打擊者....</text:span><text:span text:style-name="T3"><text:line-break/></text:span></text:p>
      <text:p text:style-name="P1"><text:span text:style-name="T1">怡靜 | 2006.02.03 08:38 | </text:span><text:span text:style-name="T2">#</text:span></text:p>
      <text:p text:style-name="P2"><text:span text:style-name="T1">良哲，</text:span></text:p>
      <text:p text:style-name="P2"><text:span text:style-name="T1">這個torrent是沒問題的，我剛剛下載，然後用自己的torrent軟體下載影片檔案，並沒有出現錯誤訊息。影片檔案大約有700MB。在我的電腦上可以正常播放。如果檔案可以下載完成，卻不能播放，你可能要檢查你的電腦是否有裝設正確可以播放xvid格式影片的code</text:span><text:span text:style-name="T3"><text:line-break/></text:span></text:p>
      <text:p text:style-name="P1"><text:span text:style-name="T1">良哲 | 2006.02.03 02:18 | </text:span><text:span text:style-name="T2">#</text:span></text:p>
      <text:p text:style-name="P3"><text:span text:style-name="T1">怡靜，下載了幾次都會出現這樣的狀況：BT會出現錯誤訊息，下載來的檔案也開不了。這個種子是不是還可以用呢？還是我哪邊出錯了呢？</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